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2">
      <style:paragraph-properties fo:text-align="justify" style:justify-single-word="false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Calibri" fo:font-size="14pt" fo:font-weight="bold"/>
    </style:style>
    <style:style style:name="P5" style:family="paragraph" style:parent-style-name="Text_20_body">
      <style:paragraph-properties fo:text-align="justify" style:justify-single-word="false"/>
      <style:text-properties style:font-name="Calibri"/>
    </style:style>
    <style:style style:name="P6" style:family="paragraph" style:parent-style-name="Text_20_body" style:list-style-name="L4">
      <style:paragraph-properties fo:text-align="justify" style:justify-single-word="false"/>
      <style:text-properties style:font-name="Calibri"/>
    </style:style>
    <style:style style:name="P7" style:family="paragraph" style:parent-style-name="Text_20_body">
      <style:paragraph-properties fo:text-align="justify" style:justify-single-word="false"/>
      <style:text-properties style:font-name="Calibri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Calibri" fo:language="en" fo:country="US"/>
    </style:style>
    <style:style style:name="P9" style:family="paragraph" style:parent-style-name="Text_20_body">
      <style:paragraph-properties fo:margin-left="0cm" fo:margin-right="0cm" fo:text-align="justify" style:justify-single-word="false" fo:text-indent="-0.635cm" style:auto-text-indent="false"/>
      <style:text-properties style:font-name="Calibri"/>
    </style:style>
    <style:style style:name="P10" style:family="paragraph" style:parent-style-name="Text_20_body">
      <style:paragraph-properties fo:text-align="justify" style:justify-single-word="false" fo:break-before="page"/>
      <style:text-properties style:font-name="Calibri"/>
    </style:style>
    <style:style style:name="P11" style:family="paragraph" style:parent-style-name="Text_20_body" style:list-style-name="L1">
      <style:paragraph-properties fo:margin-top="0cm" fo:margin-bottom="0cm" fo:text-align="justify" style:justify-single-word="false"/>
    </style:style>
    <style:style style:name="P12" style:family="paragraph" style:parent-style-name="Text_20_body" style:list-style-name="L2">
      <style:paragraph-properties fo:margin-top="0cm" fo:margin-bottom="0cm" fo:text-align="justify" style:justify-single-word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T1" style:family="text">
      <style:text-properties fo:color="#f79646"/>
    </style:style>
    <style:style style:name="T2" style:family="text">
      <style:text-properties fo:color="#f79646" fo:language="es" fo:country="ES"/>
    </style:style>
    <style:style style:name="T3" style:family="text">
      <style:text-properties fo:color="#ff0000" fo:language="es" fo:country="ES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Symbol"/>
    </style:style>
    <style:style style:name="T6" style:family="text">
      <style:text-properties style:font-name="Symbol"/>
    </style:style>
    <style:style style:name="T7" style:family="text">
      <style:text-properties style:text-line-through-style="none" style:text-underline-style="none" style:text-blinking="false"/>
    </style:style>
    <style:style style:name="T8" style:family="text">
      <style:text-properties style:text-line-through-style="none" fo:language="en" fo:country="US" style:text-underline-style="none" style:text-blinking="false"/>
    </style:style>
    <style:style style:name="T9" style:family="text">
      <style:text-properties style:text-line-through-style="none" style:font-name="Calibri" style:text-underline-style="none" style:text-blinking="false"/>
    </style:style>
    <style:style style:name="T10" style:family="text">
      <style:text-properties style:text-line-through-style="none" style:font-name="Calibri" fo:language="en" fo:country="US" style:text-underline-style="none" style:text-blinking="false"/>
    </style:style>
    <style:style style:name="T11" style:family="text">
      <style:text-properties fo:language="en" fo:country="US"/>
    </style:style>
    <style:style style:name="T12" style:family="text">
      <style:text-properties style:font-name="Calibri"/>
    </style:style>
    <style:style style:name="T13" style:family="text">
      <style:text-properties style:font-name="Calibri" fo:language="en" fo:country="US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-Requisitos de Software</text:p>
      <text:p text:style-name="P5">Las herramientas que son necesarias para compilar software en Haiku, o para compilar Haiku en si mismo depende de la plataforma que se esté usando para construirlo</text:p>
      <text:p text:style-name="P5">Actualmente, Haiku es sin duda el ambiente de desarrollo más conveniente. Una imagen pre-Alpha de Haiku contiene todo el software necesario para construir una imagen pura o una imagen vmware. <text:span text:style-name="T2">Así, mientras Haiku no es el más rápido en tener  binarios recién compilados, </text:span><text:span text:style-name="T1">  teniendo las herramientas pre-instaladas ciertamente reduce las posibilidades de un dolor de cabeza. </text:span></text:p>
      <text:p text:style-name="P5">Por un largo tiempo  en sus inicios, Haiku  solamente fue capaz de ser compilado desde otros sistemas operativos. Esta funcionalidad aun es mantenida. Linux, BSD, y Os X son las plataformas más populares para construirlo, pero los binarios compilados solo podrán ejecutarse en Haiku. BeOS, Zeta, Cygwin, y Solaris  ya no son activamente soportados como  ambientes de desarrollo y tienen muy poco soporte ofrecido para estas plataformas.</text:p>
      <text:p text:style-name="P5">La siguiente es una lista que muestra las herramientas necesarias, con notas especificas adjuntas para cada plataforma.</text:p>
      <text:p text:style-name="P5">Lista Generalizada</text:p>
      <text:list xml:id="list29710130" text:style-name="L4">
        <text:list-item>
          <text:p text:style-name="P6">Cliente SubVersion</text:p>
        </text:list-item>
        <text:list-item>
          <text:p text:style-name="P6"><text:span text:style-name="T4"><text:s/></text:span>Cliente SSH</text:p>
        </text:list-item>
        <text:list-item>
          <text:p text:style-name="P6">Compilador Cruzado Haiku</text:p>
        </text:list-item>
        <text:list-item>
          <text:p text:style-name="P6">Jam</text:p>
        </text:list-item>
        <text:list-item>
          <text:p text:style-name="P6">Yasm</text:p>
        </text:list-item>
        <text:list-item>
          <text:p text:style-name="P6">Wget</text:p>
        </text:list-item>
        <text:list-item>
          <text:p text:style-name="P6">Mkisofs</text:p>
        </text:list-item>
      </text:list>
      <text:p text:style-name="P5"> </text:p>
      <text:p text:style-name="P10"> </text:p>
      <text:p text:style-name="P5">Requerimientos para compilar las herramientas de construcción</text:p>
      <text:p text:style-name="P9">·<text:span text:style-name="T4">         </text:span>Autoconf</text:p>
      <text:p text:style-name="P9">·<text:span text:style-name="T4">         </text:span>Automake</text:p>
      <text:p text:style-name="P9">·<text:span text:style-name="T4">         </text:span>Makeinfo</text:p>
      <text:p text:style-name="P9">·<text:span text:style-name="T4">         </text:span>Flex</text:p>
      <text:p text:style-name="P9">·<text:span text:style-name="T4">         </text:span>gawk</text:p>
      <text:p text:style-name="P5"> </text:p>
      <text:p text:style-name="P5">Requerimientos para compilar Haiku en plataforma ARM</text:p>
      <text:p text:style-name="P9">·<text:span text:style-name="T4">         </text:span>Mkimage</text:p>
      <text:p text:style-name="P9">·<text:span text:style-name="T4">         </text:span>Mtools</text:p>
      <text:p text:style-name="P9">·<text:span text:style-name="T4">         </text:span>Sfdisk</text:p>
      <text:p text:style-name="P5"> </text:p>
      <text:p text:style-name="P7">Distribucion GNU/Linux  basada en APT (Debian, Ubuntu…)</text:p>
      <text:p text:style-name="P5">A continuación se listan los paquetes para ser instalados en Debian/Ubuntu, los cuales usan APT y sudo.</text:p>
      <text:p text:style-name="P8">Sudo apt-get install subversion  yasm  autoconf  automake  texinfo flex bison gawk build-essential</text:p>
      <text:p text:style-name="P5">Para portar a plataforma ARM tambien se necesitaran estos paquetes:</text:p>
      <text:p text:style-name="P8">Sudo apt-get install uboot-mkimage útil-linux mtools</text:p>
      <text:p text:style-name="P5">Nota: versions de 64 bits necesitaran instalar los paquetes “gcc-multilib” y “g++-multilib”. Tipicamente “gcc-multilib” ya se encuentra instalado, como dependencia de “libc6-dev-i386”.</text:p>
      <text:p text:style-name="P8">sudo apt-get install gcc-multilib g++-multilib libc6-dev-i386</text:p>
      <text:p text:style-name="P5">En orden para usar soporte xattr, algunas distribuciones pueden necesitar “atr” y “atr-dev” instalados. Para referencia vea Configure Option: --user-xattr</text:p>
      <text:p text:style-name="P5"> </text:p>
      <text:p text:style-name="P10"> </text:p>
      <text:p text:style-name="P7">Puppy Linux</text:p>
      <text:p text:style-name="P5">Puppy Linux es una distribución de Linux especializada que se enfoca en reducir su huella de hardware, mientras se mantiene un ambiente fácil de usar.</text:p>
      <text:p text:style-name="P5"> </text:p>
      <text:p text:style-name="P5">Para Puppy 4.2.1, los siguientes paquetes necesitan ser instalados o compilados de origen. Alternativamente, existe un Custom Puppy CD, que incluye todas las herramientas necesarias.</text:p>
      <text:p text:style-name="P9">·<text:span text:style-name="T4">         </text:span>Devx421.sfs</text:p>
      <text:p text:style-name="P9">·<text:span text:style-name="T4">         </text:span>Yasm</text:p>
      <text:p text:style-name="P9">·<text:span text:style-name="T4">         </text:span>Less</text:p>
      <text:p text:style-name="P9">·<text:span text:style-name="T4">         </text:span>Cdrtools</text:p>
      <text:p text:style-name="P5"> </text:p>
      <text:p text:style-name="P7">Otras Distribuciones GNU/Linux</text:p>
      <text:p text:style-name="P5">Aceptamos añadidos para otros administradores de paquetes, como yum, pacman o portage.</text:p>
      <text:p text:style-name="P5"> </text:p>
      <text:p text:style-name="P7">Distribucion basada en BSD</text:p>
      <text:p text:style-name="P5">Basada en paquetes</text:p>
      <text:p text:style-name="P5">Sudo pkg_add –r bison subversión yasm gawk texinfo cdrtools-devel wget u-boot mtools linuxfdisk</text:p>
      <text:p text:style-name="P8">Basada en ports</text:p>
      <text:p text:style-name="P8">Sudo portinstall devel/bison devel/subversión devel/yasm lang/gawk print/texinfo sysutils/cdrtools-devel ftp/wget devel/u-boot emulators/mtools sysutils/linuxfdisk</text:p>
      <text:p text:style-name="P5">Mac OsX</text:p>
      <text:p text:style-name="P5">Primero instale MacPorts (se prove un instalador de paquetes estándar). Cierre la terminal y entre en una nueva:</text:p>
      <text:p text:style-name="P5">Sudo port install cdrtools gawk gnuregex wget yasm</text:p>
      <text:p text:style-name="P5">Cuando se pregunte por el password, introduzca el password de administrador para la cuenta actual.</text:p>
      <text:p text:style-name="P5">Si obtiene un error  port: command not found, probablemente no este tomando en cuenta la configuración almacenada en ~/.profile para MacPorts Shell.</text:p>
      <text:p text:style-name="P5">Si esta usando Bash, probablemente tenga un archivo  ~/.bash_profile o ~/.bash_login , el cual previene que bash lea el archivo ~/.profile. Verifique el archivo usado por Bash(en el orden ya mencionado), y añada esta líneas al archivo que este siendo usado</text:p>
      <text:p text:style-name="P8">Export PATH=/opt/local/bin:$PATH</text:p>
      <text:p text:style-name="P8">Export MANPATH=$MANPATH:/opt/local/share/man</text:p>
      <text:p text:style-name="P8">Export INFOPATH=$INFOPATH:/opt/local/share/info</text:p>
      <text:p text:style-name="P5">Si esta usando algun otro shell, revise la documentacion para verificar cual archivo esta siendo <text:soft-page-break/>analizado al inicio del login y añada los comandos requeridos.</text:p>
      <text:p text:style-name="P5">Ahora puede reintentar el comando port install….  En una terminal nueva.</text:p>
      <text:p text:style-name="P5">Nota: el port ARM no es soportada por OSX, MacPort tiene mtools pero falta sfdisk por lo menos.</text:p>
      <text:p text:style-name="P7">BeOs &amp; Zeta</text:p>
      <text:p text:style-name="P5">BeOs y Zeta ya no son mas ambientes de desarrollo soportados. Algun dia en el futuro, seria muy bueno que estas herramientas pudieran ser actualizadas por alguien.</text:p>
      <text:list xml:id="list29704686" text:style-name="L1">
        <text:list-item>
          <text:p text:style-name="P11"><text:span text:style-name="T12">Subversion: </text:span><text:a xlink:type="simple" xlink:href="http://haiku-es.org/files/Subversion-1.1.3.pkg"><text:span text:style-name="T9">net_server</text:span></text:a><text:span text:style-name="T12">, </text:span><text:a xlink:type="simple" xlink:href="http://haiku.mlotz.ch/subversion-1.4.6-bone.zip" office:target-frame-name="_blank" xlink:show="new"><text:span text:style-name="T9">BONE</text:span></text:a><text:span text:style-name="T12"> </text:span></text:p>
        </text:list-item>
        <text:list-item>
          <text:p text:style-name="P11"><text:span text:style-name="T12">SSH : </text:span><text:a xlink:type="simple" xlink:href="http://haiku-es.org/files/ssh-3.9-r5.pkg"><text:span text:style-name="T9">net_server</text:span></text:a><text:span text:style-name="T12">, </text:span><text:a xlink:type="simple" xlink:href="http://haiku-es.org/files/ssh-bone.pkg"><text:span text:style-name="T9">BONE</text:span></text:a><text:span text:style-name="T12"> </text:span></text:p>
        </text:list-item>
        <text:list-item>
          <text:p text:style-name="P11"><text:a xlink:type="simple" xlink:href="http://www.bebits.com/app/2680" office:target-frame-name="_blank" xlink:show="new"><text:span text:style-name="T10">Development Tools</text:span></text:a><text:span text:style-name="T12"> </text:span><text:span text:style-name="T13">(contains obsolete GCC version; please use version linked below instead)</text:span><text:span text:style-name="T12"> </text:span></text:p>
        </text:list-item>
        <text:list-item>
          <text:p text:style-name="P11"><text:a xlink:type="simple" xlink:href="http://www.bebits.com/app/4011" office:target-frame-name="_blank" xlink:show="new"><text:span text:style-name="T9">GCC compiler</text:span></text:a><text:span text:style-name="T12"> 2.95.3 </text:span></text:p>
        </text:list-item>
        <text:list-item>
          <text:p text:style-name="P11"><text:a xlink:type="simple" xlink:href="http://haiku.mlotz.ch/haiku_cross_compiler_bone_2.95.3-haiku-081024.zip" office:target-frame-name="_blank" xlink:show="new"><text:span text:style-name="T10">GCC Haiku cross compiler 2.95.3</text:span></text:a><text:span text:style-name="T12"> </text:span><text:span text:style-name="T13">(extract to /boot to install)</text:span><text:span text:style-name="T12"> </text:span></text:p>
        </text:list-item>
        <text:list-item>
          <text:p text:style-name="P11"><text:a xlink:type="simple" xlink:href="http://dev.haiku-os.org/raw-attachment/ticket/3783/jam-x86-beos-20080327.zip" office:target-frame-name="_blank" xlink:show="new"><text:span text:style-name="T9">Jam, 2008-03-37</text:span></text:a><text:span text:style-name="T12"> </text:span></text:p>
        </text:list-item>
        <text:list-item>
          <text:p text:style-name="P11"><text:a xlink:type="simple" xlink:href="http://revolf.free.fr/beos/yasm-0.8.0-r5bone.zip" office:target-frame-name="_blank" xlink:show="new"><text:span text:style-name="T9">yasm 0.8.0 for BONE</text:span></text:a><text:span text:style-name="T12"> </text:span></text:p>
        </text:list-item>
        <text:list-item>
          <text:p text:style-name="P2"><text:a xlink:type="simple" xlink:href="http://bebits.com/app/2848" office:target-frame-name="_blank" xlink:show="new"><text:span text:style-name="T9">wget</text:span></text:a><text:span text:style-name="T12"> </text:span></text:p>
        </text:list-item>
      </text:list>
      <text:p text:style-name="P7">Cygwin</text:p>
      <text:p text:style-name="P5">Cygwin ya no es soportado como un entorno de desarrollo. Los siguientes documentos contribuidos por la comunidad pueden ser de uso para aquellos que deseen usar Cygwin.</text:p>
      <text:list xml:id="list29688057" text:style-name="L2">
        <text:list-item>
          <text:p text:style-name="P12"><text:a xlink:type="simple" xlink:href="http://haiku-os.org/community/forum/cygwin_nt_build_support" office:target-frame-name="_blank" xlink:show="new"><text:span text:style-name="T9">Cygwin/NT Build Support</text:span></text:a><text:span text:style-name="T12"> </text:span></text:p>
        </text:list-item>
        <text:list-item>
          <text:p text:style-name="P12"><text:a xlink:type="simple" xlink:href="http://haiku-os.org/community/forum/how_to_get_haiku_running_in_virtualbox" office:target-frame-name="_blank" xlink:show="new"><text:span text:style-name="T10">How to get Haiku running in VirtualBox?</text:span></text:a><text:span text:style-name="T12"> </text:span></text:p>
        </text:list-item>
        <text:list-item>
          <text:p text:style-name="P3"><text:a xlink:type="simple" xlink:href="http://maurice.kaldience.com/?p=77" office:target-frame-name="_blank" xlink:show="new"><text:span text:style-name="T10">Building Haiku on Windows, Step by Step</text:span></text:a><text:span text:style-name="T13">, by MauriceK</text:span><text:span text:style-name="T12"> </text:span></text:p>
        </text:list-item>
      </text:list>
      <text:p text:style-name="P7"><text:bookmark text:name="solaris"/>Solaris</text:p>
      <text:p text:style-name="P5">Solaris is no es soportado como un entorno de desarrollo. Los siguientes hilos de lista de correo pueden ser de ayuda para aquellos que intenten usar esta plataforma.</text:p>
      <text:p text:style-name="P13"><text:span text:style-name="T12"> </text:span><text:a xlink:type="simple" xlink:href="http://www.freelists.org/post/haiku/Building-Haiku-on-Solaris,2" office:target-frame-name="_blank" xlink:show="new"><text:span text:style-name="T10">[openbeos] Building Haiku on Solaris...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01T09:55:52.86</meta:creation-date>
    <dc:date>2011-02-01T09:58:37.40</dc:date>
    <meta:editing-duration>PT00H02M5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4" meta:paragraph-count="84" meta:word-count="765" meta:character-count="5159"/>
  </office:meta>
</office:document-meta>
</file>